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style:text-underline-style="none" fo:font-weight="bold" officeooo:rsid="0019ee8e" officeooo:paragraph-rsid="0019ee8e" style:font-weight-asian="bold" style:font-weight-complex="bold"/>
    </style:style>
    <style:style style:name="P2" style:family="paragraph" style:parent-style-name="Standard">
      <style:text-properties style:font-name="Liberation Mono" style:text-underline-style="none" fo:font-weight="bold" officeooo:rsid="001e30d5" officeooo:paragraph-rsid="0019ee8e" style:font-weight-asian="bold" style:font-weight-complex="bold"/>
    </style:style>
    <style:style style:name="P3" style:family="paragraph" style:parent-style-name="Standard">
      <style:text-properties style:font-name="Liberation Mono" style:text-underline-style="none" fo:font-weight="normal" officeooo:rsid="001e30d5" officeooo:paragraph-rsid="0019ee8e" style:font-weight-asian="normal" style:font-weight-complex="normal"/>
    </style:style>
    <style:style style:name="P4" style:family="paragraph" style:parent-style-name="Standard">
      <style:text-properties style:font-name="Liberation Mono" style:text-underline-style="none" fo:font-weight="normal" officeooo:rsid="001e30d5" officeooo:paragraph-rsid="00215a75" style:font-weight-asian="normal" style:font-weight-complex="normal"/>
    </style:style>
    <style:style style:name="P5" style:family="paragraph" style:parent-style-name="Standard">
      <style:text-properties style:font-name="Liberation Mono" style:text-underline-style="none" fo:font-weight="normal" officeooo:rsid="001a8281" officeooo:paragraph-rsid="0019ee8e" style:font-weight-asian="normal" style:font-weight-complex="normal"/>
    </style:style>
    <style:style style:name="P6" style:family="paragraph" style:parent-style-name="Standard">
      <style:text-properties style:font-name="Liberation Mono" style:text-underline-style="none" fo:font-weight="normal" officeooo:rsid="001c6f9e" officeooo:paragraph-rsid="0019ee8e" style:font-weight-asian="normal" style:font-weight-complex="normal"/>
    </style:style>
    <style:style style:name="P7" style:family="paragraph" style:parent-style-name="Standard">
      <style:text-properties style:font-name="Liberation Mono" fo:font-style="normal" style:text-underline-style="none" fo:font-weight="bold" officeooo:rsid="001a8281" officeooo:paragraph-rsid="0019ee8e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fo:font-style="normal" style:text-underline-style="none" fo:font-weight="normal" officeooo:rsid="00215a75" officeooo:paragraph-rsid="00215a7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Mono" fo:font-style="italic" style:text-underline-style="none" fo:font-weight="normal" officeooo:rsid="00215a75" officeooo:paragraph-rsid="00215a7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paragraph-rsid="00215a75"/>
    </style:style>
    <style:style style:name="P11" style:family="paragraph" style:parent-style-name="Standard" style:list-style-name="L1">
      <style:text-properties style:font-name="Liberation Mono" style:text-underline-style="solid" style:text-underline-width="auto" style:text-underline-color="font-color" fo:font-weight="bold" officeooo:rsid="0019ee8e" officeooo:paragraph-rsid="0019ee8e" style:font-weight-asian="bold" style:font-weight-complex="bold"/>
    </style:style>
    <style:style style:name="P12" style:family="paragraph" style:parent-style-name="Standard" style:list-style-name="L2">
      <style:text-properties style:font-name="Liberation Mono" style:text-underline-style="solid" style:text-underline-width="auto" style:text-underline-color="font-color" fo:font-weight="bold" officeooo:rsid="001e30d5" officeooo:paragraph-rsid="001e30d5" style:font-weight-asian="bold" style:font-weight-complex="bold"/>
    </style:style>
    <style:style style:name="P13" style:family="paragraph" style:parent-style-name="Standard" style:list-style-name="L1">
      <style:text-properties style:font-name="Liberation Mono" style:text-underline-style="none" fo:font-weight="normal" officeooo:rsid="0019ee8e" officeooo:paragraph-rsid="0019ee8e" style:font-weight-asian="normal" style:font-weight-complex="normal"/>
    </style:style>
    <style:style style:name="P14" style:family="paragraph" style:parent-style-name="Standard" style:list-style-name="L2">
      <style:text-properties style:font-name="Liberation Mono" style:text-underline-style="none" fo:font-weight="normal" officeooo:rsid="001e30d5" officeooo:paragraph-rsid="001e30d5" style:font-weight-asian="normal" style:font-weight-complex="normal"/>
    </style:style>
    <style:style style:name="P15" style:family="paragraph" style:parent-style-name="Standard" style:list-style-name="L2">
      <style:text-properties style:font-name="Liberation Mono" style:text-underline-style="none" fo:font-weight="normal" officeooo:rsid="001e9e1b" officeooo:paragraph-rsid="001e9e1b" style:font-weight-asian="normal" style:font-weight-complex="normal"/>
    </style:style>
    <style:style style:name="P16" style:family="paragraph" style:parent-style-name="Standard" style:list-style-name="L1">
      <style:text-properties style:font-name="Liberation Mono" style:text-underline-style="none" fo:font-weight="bold" officeooo:rsid="0019ee8e" officeooo:paragraph-rsid="0019ee8e" style:font-weight-asian="bold" style:font-weight-complex="bold"/>
    </style:style>
    <style:style style:name="P17" style:family="paragraph" style:parent-style-name="Standard">
      <style:text-properties style:font-name="Liberation Mono" fo:font-style="italic" officeooo:rsid="00229c73" style:font-style-asian="italic" style:font-style-complex="italic"/>
    </style:style>
    <style:style style:name="P18" style:family="paragraph" style:parent-style-name="Standard">
      <style:text-properties style:font-name="Liberation Mono" fo:font-style="italic" style:text-underline-style="none" fo:font-weight="normal" officeooo:rsid="00292de1" officeooo:paragraph-rsid="00215a75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Liberation Mono" fo:font-style="normal" fo:font-weight="normal" officeooo:rsid="002307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Mono" fo:font-style="normal" style:text-underline-style="none" fo:font-weight="normal" officeooo:rsid="0023c94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Mono" fo:font-style="normal" style:text-underline-style="none" fo:font-weight="bold" officeooo:rsid="00292de1" officeooo:paragraph-rsid="00215a75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Mono" fo:font-style="normal" style:text-underline-style="none" fo:font-weight="bold" officeooo:rsid="00292de1" officeooo:paragraph-rsid="002d1583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Mono" fo:font-style="normal" style:text-underline-style="none" fo:font-weight="bold" officeooo:rsid="00292de1" officeooo:paragraph-rsid="003ceb04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Mono" fo:font-style="normal" style:text-underline-style="none" fo:font-weight="bold" officeooo:rsid="00292de1" officeooo:paragraph-rsid="0041fc6b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Mono" fo:font-style="normal" style:text-underline-style="none" fo:font-weight="bold" officeooo:rsid="003e1adb" officeooo:paragraph-rsid="003e1adb" style:font-style-asian="normal" style:font-weight-asian="bold" style:font-style-complex="normal" style:font-weight-complex="bold"/>
    </style:style>
    <style:style style:name="P26" style:family="paragraph" style:parent-style-name="Standard" style:list-style-name="L3"/>
    <style:style style:name="P27" style:family="paragraph" style:parent-style-name="Standard" style:list-style-name="L3">
      <style:text-properties fo:font-weight="bold" officeooo:rsid="0027c562" officeooo:paragraph-rsid="0027c562" style:font-weight-asian="bold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286f88" officeooo:paragraph-rsid="00286f88"/>
    </style:style>
    <style:style style:name="P29" style:family="paragraph" style:parent-style-name="Standard">
      <style:text-properties fo:font-style="italic" officeooo:rsid="00229c73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8281" style:font-weight-asian="normal" style:font-weight-complex="normal"/>
    </style:style>
    <style:style style:name="T3" style:family="text">
      <style:text-properties fo:font-weight="normal" officeooo:rsid="001c6f9e" style:font-weight-asian="normal" style:font-weight-complex="normal"/>
    </style:style>
    <style:style style:name="T4" style:family="text">
      <style:text-properties fo:font-weight="normal" officeooo:rsid="002cc0b8" style:font-weight-asian="normal" style:font-weight-complex="normal"/>
    </style:style>
    <style:style style:name="T5" style:family="text">
      <style:text-properties fo:font-weight="normal" officeooo:rsid="002d1583" style:font-weight-asian="normal" style:font-weight-complex="normal"/>
    </style:style>
    <style:style style:name="T6" style:family="text">
      <style:text-properties fo:font-weight="normal" officeooo:rsid="003afd6e" style:font-weight-asian="normal" style:font-weight-complex="normal"/>
    </style:style>
    <style:style style:name="T7" style:family="text">
      <style:text-properties fo:font-weight="normal" officeooo:rsid="003d7dd1" style:font-weight-asian="normal" style:font-weight-complex="normal"/>
    </style:style>
    <style:style style:name="T8" style:family="text">
      <style:text-properties fo:font-weight="normal" officeooo:rsid="003e1adb" style:font-weight-asian="normal" style:font-weight-complex="normal"/>
    </style:style>
    <style:style style:name="T9" style:family="text">
      <style:text-properties fo:font-weight="normal" officeooo:rsid="003e692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5a75" style:font-style-asian="italic" style:font-style-complex="italic"/>
    </style:style>
    <style:style style:name="T12" style:family="text">
      <style:text-properties fo:font-style="italic" officeooo:rsid="00292de1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cc40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215a75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2d1583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3d7dd1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3cc404" style:font-style-asian="italic" style:font-weight-asian="normal" style:font-style-complex="italic" style:font-weight-complex="normal"/>
    </style:style>
    <style:style style:name="T19" style:family="text">
      <style:text-properties fo:font-style="normal" officeooo:rsid="001a8281" style:font-style-asian="normal" style:font-style-complex="normal"/>
    </style:style>
    <style:style style:name="T20" style:family="text">
      <style:text-properties fo:font-style="normal" officeooo:rsid="00215a75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828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215a75" style:font-style-asian="normal" style:font-weight-asian="bold" style:font-style-complex="normal" style:font-weight-complex="bold"/>
    </style:style>
    <style:style style:name="T24" style:family="text">
      <style:text-properties style:text-underline-style="solid" style:text-underline-width="auto" style:text-underline-color="font-color" officeooo:rsid="001c6f9e"/>
    </style:style>
    <style:style style:name="T25" style:family="text">
      <style:text-properties style:text-underline-style="solid" style:text-underline-width="auto" style:text-underline-color="font-color" officeooo:rsid="00215a75"/>
    </style:style>
    <style:style style:name="T26" style:family="text">
      <style:text-properties style:text-underline-style="solid" style:text-underline-width="auto" style:text-underline-color="font-color" fo:font-weight="bold" officeooo:rsid="00229c73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officeooo:rsid="003d7dd1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cc0b8"/>
    </style:style>
    <style:style style:name="T29" style:family="text">
      <style:text-properties style:text-underline-style="solid" style:text-underline-width="auto" style:text-underline-color="font-color" officeooo:rsid="002d1583"/>
    </style:style>
    <style:style style:name="T30" style:family="text">
      <style:text-properties style:text-underline-style="solid" style:text-underline-width="auto" style:text-underline-color="font-color" officeooo:rsid="003d7dd1"/>
    </style:style>
    <style:style style:name="T31" style:family="text">
      <style:text-properties style:text-underline-style="solid" style:text-underline-width="auto" style:text-underline-color="font-color" officeooo:rsid="003e1adb"/>
    </style:style>
    <style:style style:name="T32" style:family="text">
      <style:text-properties style:text-underline-style="solid" style:text-underline-width="auto" style:text-underline-color="font-color" officeooo:rsid="003e692c"/>
    </style:style>
    <style:style style:name="T33" style:family="text">
      <style:text-properties officeooo:rsid="001a828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15a75" style:font-weight-asian="bold" style:font-weight-complex="bold"/>
    </style:style>
    <style:style style:name="T36" style:family="text">
      <style:text-properties fo:font-weight="bold" officeooo:rsid="00229c73" style:font-weight-asian="bold" style:font-weight-complex="bold"/>
    </style:style>
    <style:style style:name="T37" style:family="text">
      <style:text-properties fo:font-weight="bold" officeooo:rsid="00292de1" style:font-weight-asian="bold" style:font-weight-complex="bold"/>
    </style:style>
    <style:style style:name="T38" style:family="text">
      <style:text-properties officeooo:rsid="001c6f9e"/>
    </style:style>
    <style:style style:name="T39" style:family="text">
      <style:text-properties officeooo:rsid="001e711a"/>
    </style:style>
    <style:style style:name="T40" style:family="text">
      <style:text-properties officeooo:rsid="001f68c3"/>
    </style:style>
    <style:style style:name="T41" style:family="text">
      <style:text-properties officeooo:rsid="00215a75"/>
    </style:style>
    <style:style style:name="T42" style:family="text">
      <style:text-properties officeooo:rsid="00229c73"/>
    </style:style>
    <style:style style:name="T43" style:family="text">
      <style:text-properties style:font-name="Liberation Mono" fo:font-style="normal" style:text-underline-style="none" fo:font-weight="normal" officeooo:rsid="00229c73" style:font-style-asian="normal" style:font-weight-asian="normal" style:font-style-complex="normal" style:font-weight-complex="normal"/>
    </style:style>
    <style:style style:name="T44" style:family="text">
      <style:text-properties style:font-name="Liberation Mono" fo:font-style="normal" style:text-underline-style="none" fo:font-weight="normal" officeooo:rsid="0023c94c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style:text-underline-style="none" fo:font-weight="normal" officeooo:rsid="004071e8" style:font-style-asian="normal" style:font-weight-asian="normal" style:font-style-complex="normal" style:font-weight-complex="normal"/>
    </style:style>
    <style:style style:name="T46" style:family="text">
      <style:text-properties style:font-name="Liberation Mono" fo:font-style="normal" style:text-underline-style="none" fo:font-weight="bold" officeooo:rsid="00229c73" style:font-style-asian="normal" style:font-weight-asian="bold" style:font-style-complex="normal" style:font-weight-complex="bold"/>
    </style:style>
    <style:style style:name="T47" style:family="text">
      <style:text-properties style:font-name="Liberation Mono" fo:font-style="normal" style:text-underline-style="none" fo:font-weight="bold" officeooo:rsid="0023c94c" style:font-style-asian="normal" style:font-weight-asian="bold" style:font-style-complex="normal" style:font-weight-complex="bold"/>
    </style:style>
    <style:style style:name="T48" style:family="text">
      <style:text-properties style:font-name="Liberation Mono" fo:font-style="normal" style:text-underline-style="none" fo:font-weight="bold" officeooo:rsid="00292de1" style:font-style-asian="normal" style:font-weight-asian="bold" style:font-style-complex="normal" style:font-weight-complex="bold"/>
    </style:style>
    <style:style style:name="T49" style:family="text">
      <style:text-properties style:font-name="Liberation Mono" fo:font-style="normal" style:text-underline-style="none" fo:font-weight="bold" officeooo:rsid="004071e8" style:font-style-asian="normal" style:font-weight-asian="bold" style:font-style-complex="normal" style:font-weight-complex="bold"/>
    </style:style>
    <style:style style:name="T50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style:font-name="Liberation Mono" fo:font-style="normal" fo:font-weight="bold" officeooo:rsid="002307cc" style:font-style-asian="normal" style:font-weight-asian="bold" style:font-style-complex="normal" style:font-weight-complex="bold"/>
    </style:style>
    <style:style style:name="T52" style:family="text">
      <style:text-properties style:font-name="Liberation Mono" fo:font-style="normal" fo:font-weight="bold" officeooo:rsid="0023c94c" style:font-style-asian="normal" style:font-weight-asian="bold" style:font-style-complex="normal" style:font-weight-complex="bold"/>
    </style:style>
    <style:style style:name="T53" style:family="text">
      <style:text-properties style:font-name="Liberation Mono" fo:font-style="normal" fo:font-weight="bold" officeooo:rsid="0024e96b" style:font-style-asian="normal" style:font-weight-asian="bold" style:font-style-complex="normal" style:font-weight-complex="bold"/>
    </style:style>
    <style:style style:name="T54" style:family="text">
      <style:text-properties style:font-name="Liberation Mono" fo:font-style="normal" fo:font-weight="bold" officeooo:rsid="0026a8e1" style:font-style-asian="normal" style:font-weight-asian="bold" style:font-style-complex="normal" style:font-weight-complex="bold"/>
    </style:style>
    <style:style style:name="T55" style:family="text">
      <style:text-properties style:font-name="Liberation Mono" fo:font-style="normal" fo:font-weight="bold" officeooo:rsid="002ab7fa" style:font-style-asian="normal" style:font-weight-asian="bold" style:font-style-complex="normal" style:font-weight-complex="bold"/>
    </style:style>
    <style:style style:name="T56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beration Mono" fo:font-style="normal" fo:font-weight="normal" officeooo:rsid="002307cc" style:font-style-asian="normal" style:font-weight-asian="normal" style:font-style-complex="normal" style:font-weight-complex="normal"/>
    </style:style>
    <style:style style:name="T58" style:family="text">
      <style:text-properties style:font-name="Liberation Mono" fo:font-style="normal" fo:font-weight="normal" officeooo:rsid="0024e96b" style:font-style-asian="normal" style:font-weight-asian="normal" style:font-style-complex="normal" style:font-weight-complex="normal"/>
    </style:style>
    <style:style style:name="T59" style:family="text">
      <style:text-properties style:font-name="Liberation Mono" fo:font-style="normal" fo:font-weight="normal" officeooo:rsid="0026a8e1" style:font-style-asian="normal" style:font-weight-asian="normal" style:font-style-complex="normal" style:font-weight-complex="normal"/>
    </style:style>
    <style:style style:name="T60" style:family="text">
      <style:text-properties style:font-name="Liberation Mono" fo:font-style="normal" style:text-underline-style="solid" style:text-underline-width="auto" style:text-underline-color="font-color" fo:font-weight="bold" officeooo:rsid="0023c94c" style:font-style-asian="normal" style:font-weight-asian="bold" style:font-style-complex="normal" style:font-weight-complex="bold"/>
    </style:style>
    <style:style style:name="T61" style:family="text">
      <style:text-properties style:font-name="Liberation Mono" fo:font-style="normal" style:font-style-asian="normal" style:font-style-complex="normal"/>
    </style:style>
    <style:style style:name="T62" style:family="text">
      <style:text-properties style:font-name="Liberation Mono" fo:font-style="normal" officeooo:rsid="0026a8e1" style:font-style-asian="normal" style:font-style-complex="normal"/>
    </style:style>
    <style:style style:name="T63" style:family="text">
      <style:text-properties style:font-name="Liberation Mono" fo:font-style="normal" officeooo:rsid="00286f88" style:font-style-asian="normal" style:font-style-complex="normal"/>
    </style:style>
    <style:style style:name="T64" style:family="text">
      <style:text-properties style:font-name="Liberation Mono" fo:font-style="italic" style:text-underline-style="none" fo:font-weight="normal" officeooo:rsid="00292de1" style:font-style-asian="italic" style:font-weight-asian="normal" style:font-style-complex="italic" style:font-weight-complex="normal"/>
    </style:style>
    <style:style style:name="T65" style:family="text">
      <style:text-properties style:font-name="Liberation Mono" fo:font-style="italic" officeooo:rsid="00229c73" style:font-style-asian="italic" style:font-style-complex="italic"/>
    </style:style>
    <style:style style:name="T66" style:family="text">
      <style:text-properties style:font-name="Liberation Mono" fo:font-style="italic" fo:font-weight="bold" officeooo:rsid="002307cc" style:font-style-asian="italic" style:font-weight-asian="bold" style:font-style-complex="italic" style:font-weight-complex="bold"/>
    </style:style>
    <style:style style:name="T67" style:family="text">
      <style:text-properties style:font-name="Liberation Mono" fo:font-style="italic" fo:font-weight="normal" officeooo:rsid="0026a8e1" style:font-style-asian="italic" style:font-weight-asian="normal" style:font-style-complex="italic" style:font-weight-complex="normal"/>
    </style:style>
    <style:style style:name="T68" style:family="text">
      <style:text-properties officeooo:rsid="00292de1"/>
    </style:style>
    <style:style style:name="T69" style:family="text">
      <style:text-properties officeooo:rsid="002cc0b8"/>
    </style:style>
    <style:style style:name="T70" style:family="text">
      <style:text-properties officeooo:rsid="003afd6e"/>
    </style:style>
    <style:style style:name="T71" style:family="text">
      <style:text-properties officeooo:rsid="003d7dd1"/>
    </style:style>
    <style:style style:name="T72" style:family="text">
      <style:text-properties officeooo:rsid="003e1adb"/>
    </style:style>
    <style:style style:name="T73" style:family="text">
      <style:text-properties officeooo:rsid="003e692c"/>
    </style:style>
    <style:style style:name="T74" style:family="text">
      <style:text-properties officeooo:rsid="003edf56"/>
    </style:style>
    <style:style style:name="T75" style:family="text">
      <style:text-properties style:font-name="Liberation Mono" fo:font-style="normal" style:text-underline-style="none" fo:font-weight="bold" officeooo:rsid="004080a9" style:font-style-asian="normal" style:font-weight-asian="bold" style:font-style-complex="normal" style:font-weight-complex="bold"/>
    </style:style>
    <style:style style:name="T76" style:family="text">
      <style:text-properties style:font-name="Liberation Mono" fo:font-style="normal" style:text-underline-style="none" fo:font-weight="normal" officeooo:rsid="004071e8" style:font-style-asian="normal" style:font-weight-asian="normal" style:font-style-complex="normal" style:font-weight-complex="normal"/>
    </style:style>
    <style:style style:name="T77" style:family="text">
      <style:text-properties style:font-name="Liberation Mono" fo:font-style="normal" style:text-underline-style="none" fo:font-weight="normal" officeooo:rsid="004080a9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SI-1</text:p>
      <text:p text:style-name="P1"/>
      <text:p text:style-name="P1">Sección 1</text:p>
      <text:p text:style-name="P1"/>
      <text:list text:style-name="L1">
        <text:list-header>
          <text:p text:style-name="P11">Algoritmo</text:p>
          <text:p text:style-name="P13">Es una serie de pasos ordenados para resolver una problema.</text:p>
          <text:p text:style-name="P16"><text:span text:style-name="T1">Es como una </text:span><text:span text:style-name="T13">“receta”</text:span><text:span text:style-name="T21">. Con el fin de llegar a una solución.</text:span></text:p>
        </text:list-header>
      </text:list>
      <text:p text:style-name="P1"><text:span text:style-name="T21"><text:tab/></text:span><text:span text:style-name="T22">La clave es que los pasos: tienen un orden, son claros y <text:tab/>llevan a un </text:span><text:span text:style-name="T19">resultado.</text:span></text:p>
      <text:p text:style-name="P7"><text:tab/></text:p>
      <text:p text:style-name="P1"><text:span text:style-name="T1"><text:tab/></text:span><text:span text:style-name="T2">Sirve para </text:span><text:span text:style-name="T33">organizar la forma en que resolvemos algo.</text:span><text:span text:style-name="T2"> Muchas <text:tab/>veces sabemos </text:span><text:span text:style-name="T33">qué queremos</text:span><text:span text:style-name="T2">, pero </text:span><text:span text:style-name="T33">NO</text:span><text:span text:style-name="T2"> cómo llegar.</text:span></text:p>
      <text:p text:style-name="P5"><text:tab/></text:p>
      <text:p text:style-name="P1"><text:span text:style-name="T2"><text:tab/></text:span><text:span text:style-name="T33">Importancia en la Informática</text:span></text:p>
      <text:p text:style-name="P1"><text:tab/><text:span text:style-name="T2">Las computadoras </text:span><text:span text:style-name="T33">no piensan</text:span><text:span text:style-name="T2">. Siguen instrucciones.</text:span></text:p>
      <text:p text:style-name="P5"><text:tab/>Nosotros tenemos que pensar el algoritmo, escribirlo y hacer</text:p>
      <text:p text:style-name="P5"><text:tab/>que la computadora ejecute esos pasos.</text:p>
      <text:p text:style-name="P5"><text:tab/></text:p>
      <text:p text:style-name="P1"><text:span text:style-name="T2"><text:tab/></text:span><text:span text:style-name="T3">El algoritmo </text:span><text:span text:style-name="T38">no es el </text:span><text:span text:style-name="T24">programa</text:span></text:p>
      <text:p text:style-name="P1"/>
      <text:p text:style-name="P1"><text:tab/><text:span text:style-name="T38">Algoritmo en las redes sociales:</text:span></text:p>
      <text:p text:style-name="P1"><text:tab/><text:span text:style-name="T3">Muchas veces se habla sobre el algoritmo de X red social.</text:span></text:p>
      <text:p text:style-name="P1"><text:span text:style-name="T3"><text:tab/>Se refiere al </text:span><text:span text:style-name="T38">conjunto de reglas y pasos que usa esa <text:tab/>plataforma</text:span><text:span text:style-name="T3"> para hacer que vos sigas estando.</text:span></text:p>
      <text:p text:style-name="P6"><text:tab/>Este algoritmo, se basa en tu comportamiento (A que le das <text:tab/>like, cuanto tiempo te quedas, si compartis, si seguís más <text:tab/>gente, etc.</text:p>
      <text:p text:style-name="P1"><text:span text:style-name="T3"/></text:p>
      <text:p text:style-name="P6"><text:tab/></text:p>
      <text:list text:style-name="L2">
        <text:list-header>
          <text:p text:style-name="P12">Algoritmo vs Programa</text:p>
          <text:p text:style-name="P14">El <text:span text:style-name="T34">algoritmo </text:span>es la idea o el plan de pasos a resolver el problema. Es decir, es la <text:span text:style-name="T34">lógica de la solución</text:span>. <text:span text:style-name="T39">No se necesita computadora ni código. </text:span><text:span text:style-name="T40">(Describir) </text:span></text:p>
          <text:p text:style-name="P15">En cambio, el <text:span text:style-name="T34">programa</text:span> es el algoritmo <text:span text:style-name="T34">traducido en un lenguaje que la computadora pueda ejecutar. </text:span><text:span text:style-name="T40">(Implementar)</text:span></text:p>
        </text:list-header>
      </text:list>
      <text:p text:style-name="P6"><text:tab/></text:p>
      <text:p text:style-name="P2"><text:span text:style-name="T3"><text:tab/></text:span><text:span text:style-name="T25">Compilación e Interpretación</text:span></text:p>
      <text:p text:style-name="P3"><text:tab/><text:span text:style-name="T41">Las computadoras no entienden Python, Java, o C. <text:tab/>Sólo <text:tab/>entiende </text:span><text:span text:style-name="T35">lenguaje máquina (0 y 1).</text:span></text:p>
      <text:p text:style-name="P3"><text:span text:style-name="T35"><text:tab/></text:span><text:span text:style-name="T41">Por eso mismo, el lenguaje debe </text:span><text:span text:style-name="T35">traducirse</text:span><text:span text:style-name="T41">. Existen dos <text:tab/>maneras.</text:span></text:p>
      <text:p text:style-name="P4"><text:tab/></text:p>
      <text:p text:style-name="P4"><text:span text:style-name="T35"><text:tab/>Compilación</text:span><text:span text:style-name="T41">: Traducir todo el programa antes de ejecutarlo <text:tab/>(compilador). Crea un programa ejecutable. Ejemplos: </text:span><text:span text:style-name="T35">C, C++, <text:tab/>Rust, Go. </text:span></text:p>
      <text:p text:style-name="P3"><text:span text:style-name="T35"><text:tab/></text:span><text:span text:style-name="T11">Si tuviesemos un libro en Inglés, el compilador nos daría <text:tab/>todo el libro en ingles de una.</text:span></text:p>
      <text:p text:style-name="P3"><text:span text:style-name="T11"><text:tab/></text:span><text:span text:style-name="T20">Ventaja: Más rápido. Desventaja: No se ejecuta hasta <text:tab/>corregirlo</text:span></text:p>
      <text:p text:style-name="P9"><text:tab/></text:p>
      <text:p text:style-name="P4"><text:span text:style-name="T15"><text:tab/></text:span><text:span text:style-name="T23">Interpretación: </text:span><text:span text:style-name="T20">Traduce y ejecuta el programa al </text:span><text:span text:style-name="T23">mismo <text:tab/>tiempo</text:span><text:span text:style-name="T20">. Línea por línea. </text:span><text:span text:style-name="T23">No</text:span><text:span text:style-name="T20"> se genera un archivo ejecutable.</text:span></text:p>
      <text:p text:style-name="P4"><text:soft-page-break/><text:span text:style-name="T20"><text:tab/></text:span><text:span text:style-name="T11">Con el libro de ingles, nos va traduciendo renglón por <text:tab/>renglón.</text:span></text:p>
      <text:p text:style-name="P4"><text:span text:style-name="T11"><text:tab/></text:span><text:span text:style-name="T20">Ventajas: Fácil para probar cosas y aprender.</text:span></text:p>
      <text:p text:style-name="P8"><text:tab/>Desventajas: Puede ser más lento, traduce todo el tiempo.</text:p>
      <text:p text:style-name="P8"/>
      <text:p text:style-name="P8"><text:tab/><text:span text:style-name="T26">Programa</text:span></text:p>
      <text:p text:style-name="P8"><text:tab/><text:span text:style-name="T42">Un </text:span><text:span text:style-name="T36">programa </text:span><text:span text:style-name="T42">es un conjunto de </text:span><text:span text:style-name="T36">instrucciones</text:span><text:span text:style-name="T42"> que le dicen a la <text:tab/>computadora </text:span><text:span text:style-name="T36">que hacer</text:span><text:span text:style-name="T42">. Esas instrucciones están escritas en un <text:tab/></text:span><text:span text:style-name="T36">lenguaje de programación</text:span><text:span text:style-name="T42">. El objetivo del programa es <text:tab/></text:span><text:span text:style-name="T36">resolver un problema o realizar una tarea.</text:span></text:p>
      <text:p text:style-name="P8"><text:span text:style-name="T36"/></text:p>
      <text:p text:style-name="P8"><text:span text:style-name="T36"><text:tab/>Código fuente:</text:span><text:span text:style-name="T42"> Es el texto del programa que </text:span><text:span text:style-name="T36">escribe el <text:tab/>programador.</text:span><text:span text:style-name="T42"> Es el código </text:span><text:span text:style-name="T36">legible para los humanos.</text:span></text:p>
      <text:p text:style-name="P8"><text:span text:style-name="T36"/></text:p>
      <text:p text:style-name="P8"><text:span text:style-name="T36"><text:tab/>Código ejecutable:</text:span><text:span text:style-name="T42"> Es el programa ya traducido a </text:span><text:span text:style-name="T36">lenguaje que <text:tab/>la computadora puede ejecutar directamente.</text:span></text:p>
      <text:p text:style-name="Standard"><text:span text:style-name="T43"><text:tab/>La computadora </text:span><text:span text:style-name="T46">no ejecuta el código fuente directamente</text:span> <text:span text:style-name="T65">(en la <text:tab/>mayoría de los casos).</text:span></text:p>
      <text:p text:style-name="P17"><text:tab/></text:p>
      <text:p text:style-name="Standard"><text:span text:style-name="T65"><text:tab/></text:span><text:span text:style-name="T51">Ejemplo: </text:span><text:span text:style-name="T57">El código fuente sería la </text:span><text:span text:style-name="T66">receta escrita</text:span><text:span text:style-name="T57"> donde la <text:tab/>podes leer y modificar. En cambio, el código ejecutable ya es <text:tab/>el </text:span><text:span text:style-name="T66">plato servido</text:span><text:span text:style-name="T57"> donde solamente queda por consumirlo.</text:span></text:p>
      <text:p text:style-name="Standard"><text:span text:style-name="T57"/></text:p>
      <text:p text:style-name="P19"><text:tab/></text:p>
      <text:p text:style-name="Standard"><text:span text:style-name="T57"><text:tab/></text:span><text:span text:style-name="T60">Paradigma imperativo</text:span></text:p>
      <text:p text:style-name="Standard"><text:span text:style-name="T44"><text:tab/>Es una forma de programar donde le decís a la computadora <text:tab/></text:span><text:span text:style-name="T47">exactamente qué es lo que tiene que hacer. </text:span><text:span text:style-name="T44">Darle órdenes.</text:span></text:p>
      <text:p text:style-name="P20"><text:tab/></text:p>
      <text:p text:style-name="Standard"><text:span text:style-name="T57"><text:tab/></text:span><text:span text:style-name="T52">Elementos básicos del paradigma imperativo:</text:span></text:p>
      <text:list text:style-name="L3">
        <text:list-item>
          <text:p text:style-name="P26"><text:span text:style-name="T53">Variables: </text:span><text:span text:style-name="T58">Es un espacio de memoria donde se guarda un valor. <text:tab/>Llevan un </text:span><text:span text:style-name="T53">nombre identificador</text:span><text:span text:style-name="T58"> y como dicen su nombre, </text:span><text:span text:style-name="T53">pueden <text:tab/>cambiar, variar</text:span><text:span text:style-name="T58">.</text:span></text:p>
        </text:list-item>
        <text:list-item>
          <text:p text:style-name="P26"><text:span text:style-name="T53">E</text:span><text:span text:style-name="T54">structuras de control:</text:span><text:span text:style-name="T59"> Controlan el </text:span><text:span text:style-name="T54">flujo del programa. </text:span><text:span text:style-name="T59">Es decir, </text:span><text:span text:style-name="T67">qué instrucciones se ejecutan, cuando se ejecutan y cuantas veces</text:span><text:span text:style-name="T59">.</text:span></text:p>
          <text:list>
            <text:list-item>
              <text:p text:style-name="P27"><text:span text:style-name="T62">C</text:span><text:span text:style-name="T61">ondicionales:</text:span></text:p>
            </text:list-item>
            <text:list-item>
              <text:p text:style-name="P27"><text:span text:style-name="T61">Bucles</text:span><text:span text:style-name="T63">:</text:span></text:p>
            </text:list-item>
          </text:list>
        </text:list-item>
        <text:list-item>
          <text:p text:style-name="P28"><text:span text:style-name="T50">Funciones: </text:span><text:span text:style-name="T56">Bloque de código que realiza una tarea específica.</text:span></text:p>
        </text:list-item>
      </text:list>
      <text:p text:style-name="P19"><text:tab/></text:p>
      <text:p text:style-name="P29"><text:tab/></text:p>
      <text:p text:style-name="P8"><text:span text:style-name="T42"><text:tab/></text:span><text:span text:style-name="T37">Paradigma declarativo: </text:span><text:span text:style-name="T68">No explicas los pasos, directamente <text:tab/>explicas </text:span><text:span text:style-name="T37">qué querés obtener.</text:span></text:p>
      <text:p text:style-name="P21"><text:tab/></text:p>
      <text:p text:style-name="P8"><text:span text:style-name="T37"><text:tab/></text:span><text:span text:style-name="T12">SELECT nombre</text:span></text:p>
      <text:p text:style-name="P18"><text:tab/>FROM alumnos</text:p>
      <text:p text:style-name="P10"><text:span text:style-name="T64"><text:tab/>WHERE edad </text:span><text:span text:style-name="T12">&gt; 18</text:span></text:p>
      <text:p text:style-name="P10"><text:span text:style-name="T12"/></text:p>
      <text:p text:style-name="P10"><text:span text:style-name="T12"><text:tab/></text:span><text:span text:style-name="T55">Paradigma Orientado a Objetos:</text:span></text:p>
      <text:p text:style-name="P21"><text:tab/></text:p>
      <text:p text:style-name="P21"/>
      <text:p text:style-name="P21"/>
      <text:p text:style-name="P21"/>
      <text:p text:style-name="P22"><text:soft-page-break/><text:tab/><text:span text:style-name="T28">Legibilidad:</text:span><text:span text:style-name="T4"> </text:span></text:p>
      <text:p text:style-name="P22"><text:span text:style-name="T4"><text:tab/>La legibilidad de </text:span><text:span text:style-name="T69">código</text:span><text:span text:style-name="T4"> significa que el <text:tab/>programa esté <text:tab/></text:span><text:span text:style-name="T69">escrito de una manera fácil de leer y entender para las <text:tab/>personas.</text:span><text:span text:style-name="T4"> Esto porque el código lo </text:span><text:span text:style-name="T69">leen otras personas, <text:tab/>por si hay un error es más fácil encontrarlo y más fácil de <text:tab/>modificarlo.</text:span></text:p>
      <text:p text:style-name="P21"><text:span text:style-name="T1"><text:tab/></text:span></text:p>
      <text:p text:style-name="P23"><text:span text:style-name="T1"/></text:p>
      <text:p text:style-name="P23"><text:span text:style-name="T1"><text:tab/></text:span><text:span text:style-name="T29">Depuración </text:span><text:span text:style-name="T16">(Debugging)</text:span><text:span text:style-name="T29">:</text:span><text:span text:style-name="T5"> </text:span></text:p>
      <text:p text:style-name="P23"><text:span text:style-name="T6"><text:tab/>Proceso de </text:span><text:span text:style-name="T70">encontrar y corregir</text:span><text:span text:style-name="T6"> </text:span><text:span text:style-name="T70">errores en un programa</text:span><text:span text:style-name="T6">. Los <text:tab/>errores se llaman </text:span><text:span text:style-name="T70">bugs.</text:span></text:p>
      <text:p text:style-name="P21"><text:span text:style-name="T10"><text:tab/>“</text:span><text:span text:style-name="T14">Buscar donde está el error y arreglarlo”.</text:span></text:p>
      <text:p text:style-name="P21"><text:span text:style-name="T14"/></text:p>
      <text:p text:style-name="P24"><text:span text:style-name="T14"><text:tab/></text:span></text:p>
      <text:p text:style-name="P24"><text:span text:style-name="T14"><text:tab/></text:span><text:span text:style-name="T30">Verificación </text:span><text:span text:style-name="T17">(Testing):</text:span></text:p>
      <text:p text:style-name="P21"><text:span text:style-name="T7"><text:tab/>Consiste en </text:span><text:span text:style-name="T71">probar el programa para asegurarse de que <text:tab/>funciona correctamente. </text:span><text:span text:style-name="T7">No se suele testear </text:span><text:span text:style-name="T71">a mano</text:span><text:span text:style-name="T7">, se </text:span><text:span text:style-name="T71">crean <text:tab/>pruebas que verifican automáticamente</text:span><text:span text:style-name="T7"> si el programa funciona <text:tab/>eficientemente.</text:span></text:p>
      <text:p text:style-name="P21"><text:span text:style-name="T7"/></text:p>
      <text:p text:style-name="P24"><text:span text:style-name="T7"><text:tab/></text:span></text:p>
      <text:p text:style-name="P24"><text:span text:style-name="T7"><text:tab/></text:span><text:span text:style-name="T31">Tipos de datos:</text:span></text:p>
      <text:p text:style-name="P21"><text:span text:style-name="T8"><text:tab/>Indican </text:span><text:span text:style-name="T72">que clase de información se está guardando en una <text:tab/>variable.</text:span><text:span text:style-name="T8"> </text:span></text:p>
      <text:p text:style-name="P25"><text:span text:style-name="T8"><text:tab/>E</text:span><text:span text:style-name="T1">n programación, no es lo mismo un número, una palabra o un <text:tab/>dato booleano.</text:span></text:p>
      <text:p text:style-name="P21"><text:span text:style-name="T5"><text:tab/></text:span><text:span text:style-name="T8">Es necesario </text:span><text:span text:style-name="T72">ser explícito</text:span><text:span text:style-name="T8"> para que la computadora sepa </text:span><text:span text:style-name="T72">cómo <text:tab/>tratar ese dato.</text:span></text:p>
      <text:p text:style-name="P21"/>
      <text:p text:style-name="P24"><text:tab/></text:p>
      <text:p text:style-name="P24"><text:span text:style-name="T73"><text:tab/></text:span><text:span text:style-name="T32">Estructuras de datos:</text:span></text:p>
      <text:p text:style-name="P21"><text:span text:style-name="T9"><text:tab/>Son formas de </text:span><text:span text:style-name="T73">organizar y relacionar datos </text:span><text:span text:style-name="T74">dentro de un <text:tab/>programa.</text:span></text:p>
      <text:p text:style-name="Standard"><text:span text:style-name="T48"><text:tab/></text:span><text:span text:style-name="T49">Tipos: </text:span><text:span text:style-name="T45">Listas (arrays)</text:span><text:span text:style-name="T45">, Pilas (stacks), Colas (queues) </text:span><text:span text:style-name="T77">o <text:tab/>árboles.</text:span></text:p>
      <text:p text:style-name="Standard"><text:span text:style-name="T77"><text:tab/>En la vida real, la información </text:span><text:span text:style-name="T75">no aparece suelta</text:span><text:span text:style-name="T77">. Siempre <text:tab/>está organizada de alguna manera. Ejemplo: Agenda <text:tab/>(contactos), Biblioteca (libros), lista de compras <text:tab/>(productos).</text:span></text:p>
      <text:p text:style-name="Standard"><text:span text:style-name="T77"><text:tab/></text:span></text:p>
      <text:p text:style-name="Standard"><text:span text:style-name="T77"><text:tab/></text:span></text:p>
      <text:p text:style-name="Standard"><text:span text:style-name="T77"><text:tab/><text:tab/></text:span></text:p>
      <text:p text:style-name="P21"><text:span text:style-name="T5"><text:tab/></text:span></text:p>
      <text:p text:style-name="P8"><text:span text:style-name="T37"/></text:p>
      <text:p text:style-name="P8"><text:span text:style-name="T37"/></text:p>
      <text:p text:style-name="P8"><text:span text:style-name="T37"/></text:p>
      <text:p text:style-name="P8"><text:span text:style-name="T37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22:26:36.484260188</meta:creation-date>
    <meta:generator>LibreOffice/24.2.7.2$Linux_X86_64 LibreOffice_project/420$Build-2</meta:generator>
    <dc:date>2026-03-07T15:29:16.789145400</dc:date>
    <meta:editing-duration>PT1H13M56S</meta:editing-duration>
    <meta:editing-cycles>34</meta:editing-cycles>
    <meta:print-date>2026-03-06T23:00:00.287113297</meta:print-date>
    <meta:printed-by>Archivos PDF</meta:printed-by>
    <meta:document-statistic meta:table-count="0" meta:image-count="0" meta:object-count="0" meta:page-count="3" meta:paragraph-count="86" meta:word-count="722" meta:character-count="4568" meta:non-whitespace-character-count="3792"/>
  </office:meta>
</office:document-meta>
</file>